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background-color="transparent"/>
    </style:style>
    <style:style style:name="T1" style:family="text">
      <style:text-properties fo:background-color="#ffff00"/>
    </style:style>
    <style:style style:name="T2" style:family="text">
      <style:text-properties officeooo:rsid="001edc4d" fo:background-color="#ffff00"/>
    </style:style>
    <style:style style:name="T3" style:family="text">
      <style:text-properties officeooo:rsid="002046b9" fo:background-color="#ffff00"/>
    </style:style>
    <style:style style:name="T4" style:family="text">
      <style:text-properties officeooo:rsid="00206170" fo:background-color="#ffff00"/>
    </style:style>
    <style:style style:name="T5" style:family="text">
      <style:text-properties fo:background-color="transparent"/>
    </style:style>
    <style:style style:name="T6" style:family="text">
      <style:text-properties officeooo:rsid="001d5386"/>
    </style:style>
    <style:style style:name="T7" style:family="text">
      <style:text-properties officeooo:rsid="001edc4d"/>
    </style:style>
    <style:style style:name="T8" style:family="text">
      <style:text-properties officeooo:rsid="002046b9"/>
    </style:style>
    <style:style style:name="T9" style:family="text">
      <style:text-properties officeooo:rsid="00206170"/>
    </style:style>
    <style:style style:name="T10" style:family="text">
      <style:text-properties officeooo:rsid="0022247f"/>
    </style:style>
    <style:style style:name="T11" style:family="text">
      <style:text-properties officeooo:rsid="0022cdda"/>
    </style:style>
    <style:style style:name="T12" style:family="text">
      <style:text-properties officeooo:rsid="0024406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n the Potentials of extending Conventional Measurement Tools for Network Deployments using ALTO</text:h>
      <text:p text:style-name="Standard"/>
      <text:p text:style-name="P2">Nowadays it is a common practice for Internet Service Providers (ISPs) to hide their network topology and configuration. It defines the core product of the ISP and is part of the strategical advantage over the competition. The reason behind it is that it can be used to refine malicious attacks on the network or reveal the operators business strategy. <text:s/>However this knowledge of an ISP can also be used to benefit its users and partners. For example, it can be used to discover network inefficiencies, improve Internet applications, geolocation and shorten connection paths.</text:p>
      <text:p text:style-name="P2">The aim of this Thesis is to explore the possibilities of using an application layer traffic optimization (ALTO) server as a source of information for Internet measurement purposes. ALTO is a protocol designed by the IETF to exchange network related information between a client and server to increase the efficiency of the network utilization. The data for which an ALTO server can be queried is basic traffic optimization information that, depending on the configuration can be a direct representation or an abstract (aggregated) view of the topology of an ISP. This will allow ALTO clients to consider the network distance to a server when multiple options are present and a selection has to be made.</text:p>
      <text:p text:style-name="P1">It is not defined, in the ALTO paper, how exactly a server collects its network information, thus it is out of the scope of this work. For simplicity reasons its assumed that an ALTO server collects data about its deployment network through interfaces to the network to <text:span text:style-name="T5">build</text:span> its view of the network topology based upon the actual topology. It also provides an interface that allows reading out of provider defined identifiers (PID) which are an abstract view of the network. The PID is an aggregation of routers and can include from one to all nodes in the network. </text:p>
      <text:p text:style-name="P1">In order to determine if an ALTO server delivers usable information that extends data collected and measured with telnet and ping tools used in the <text:span text:style-name="T1">Rocketfuel measuring technique</text:span>, different abstraction levels and hidden network node percentages have to be considered. To estimate <text:span text:style-name="T5">a </text:span>useful abstraction level, a framework is written for creating two views of the “known truth” i.e. the network layout. The views will be an ALTO view and a view created using the Rocketfuel measurement technique. In the end the results will be used for comparison and merged in effort to reveal additional nodes or edges. </text:p>
      <text:p text:style-name="P1">Through the use of parameters that model the “star-inference” (hidden network nodes) found in Internet measurement today a scenario is created where a certain percentage of the networks infrastructure appears hidden <text:s/>to determine if and at what abstraction level an ALTO can provide data towards revealing hidden infrastructure.</text:p>
      <text:p text:style-name="P1">The research will be conducted upon multiple different network topologies, <text:span text:style-name="T7">that are </text:span><text:span text:style-name="T8">either</text:span> <text:span text:style-name="T9">of </text:span><text:span text:style-name="T1">generic</text:span><text:span text:style-name="T2"> desig</text:span><text:span text:style-name="T4">n</text:span><text:span text:style-name="T1"> </text:span><text:span text:style-name="T3">or</text:span><text:span text:style-name="T1"> operational</text:span>. <text:span text:style-name="T8">To gather usable data from this set of topologies </text:span><text:span text:style-name="T10">multiple tests have to be conducted. These test</text:span><text:span text:style-name="T11">s </text:span><text:span text:style-name="T12">are going to generate views of the network via a inte</text:span><text:span text:style-name="T8">will be <text:s/></text:span>which are made up of multiple cases. The scenarios represent each a different amount of nodes hidden in a defined range. The cases that make up a scenario are the different aggregation levels of the ALTO server.</text:p>
      <text:p text:style-name="P1">To evaluate my results I'm going to use the parameters edge- and node count from the different/merged views.</text:p>
      <text:p text:style-name="P1"><text:span text:style-name="T6">The </text:span>results <text:span text:style-name="T6">are</text:span> expected to <text:span text:style-name="T6">be</text:span> an estimate at what percentage of hidden nodes to PID aggregation level, an ALTO server can deliver data that augments data collected via Rocketfuel measurement technique. However I believe that I will find this level to be an unrealistic configuration should an ALTO server get deploy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electa </meta:initial-creator>
    <meta:creation-date>2014-04-11T13:00:00</meta:creation-date>
    <dc:date>2014-07-22T15:44:54</dc:date>
    <dc:creator>i-selecta </dc:creator>
    <meta:editing-duration>PT23H36M19S</meta:editing-duration>
    <meta:editing-cycles>63</meta:editing-cycles>
    <meta:generator>LibreOffice/3.6$Linux_X86_64 LibreOffice_project/360m1$Build-2</meta:generator>
    <meta:document-statistic meta:table-count="0" meta:image-count="0" meta:object-count="0" meta:page-count="1" meta:paragraph-count="9" meta:word-count="620" meta:character-count="3796" meta:non-whitespace-character-count="3180"/>
  </office:meta>
</office:document-meta>
</file>